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b44" officeooo:paragraph-rsid="000d1b44"/>
    </style:style>
    <style:style style:name="P2" style:family="paragraph" style:parent-style-name="Standard">
      <style:text-properties fo:color="#009900" officeooo:rsid="000d1b44" officeooo:paragraph-rsid="000d1b44"/>
    </style:style>
    <style:style style:name="P3" style:family="paragraph" style:parent-style-name="Text_20_body">
      <style:text-properties officeooo:rsid="000d1b44" officeooo:paragraph-rsid="000d1b44"/>
    </style:style>
    <style:style style:name="P4" style:family="paragraph" style:parent-style-name="Text_20_body">
      <style:text-properties officeooo:paragraph-rsid="000d1b44"/>
    </style:style>
    <style:style style:name="P5" style:family="paragraph" style:parent-style-name="Standard" style:list-style-name="L1">
      <style:text-properties fo:color="#009900" officeooo:rsid="000d1b44" officeooo:paragraph-rsid="000d1b44"/>
    </style:style>
    <style:style style:name="P6" style:family="paragraph" style:parent-style-name="Standard" style:list-style-name="L3">
      <style:text-properties fo:color="#009900" officeooo:rsid="000d1b44" officeooo:paragraph-rsid="000d1b44"/>
    </style:style>
    <style:style style:name="P7" style:family="paragraph" style:parent-style-name="Standard" style:list-style-name="L4">
      <style:text-properties fo:color="#009900" officeooo:rsid="000d1b44" officeooo:paragraph-rsid="000d1b44"/>
    </style:style>
    <style:style style:name="P8" style:family="paragraph" style:parent-style-name="Standard" style:list-style-name="L9">
      <style:text-properties fo:color="#009900" officeooo:rsid="000d1b44" officeooo:paragraph-rsid="000d1b44"/>
    </style:style>
    <style:style style:name="P9" style:family="paragraph" style:parent-style-name="Standard" style:list-style-name="L1">
      <style:text-properties fo:color="#009900" officeooo:rsid="000f49c5" officeooo:paragraph-rsid="000f49c5"/>
    </style:style>
    <style:style style:name="P10" style:family="paragraph" style:parent-style-name="Standard" style:list-style-name="L14">
      <style:text-properties fo:color="#009900" officeooo:rsid="000f49c5" officeooo:paragraph-rsid="000f49c5"/>
    </style:style>
    <style:style style:name="P11" style:family="paragraph" style:parent-style-name="Standard" style:list-style-name="L2">
      <style:text-properties fo:color="#ff3333" officeooo:rsid="000d1b44" officeooo:paragraph-rsid="000d1b44" fo:background-color="#ffffff"/>
    </style:style>
    <style:style style:name="P12" style:family="paragraph" style:parent-style-name="Standard" style:list-style-name="L8">
      <style:text-properties fo:color="#ff3333" officeooo:rsid="000d1b44" officeooo:paragraph-rsid="000d1b44" fo:background-color="#ffffff"/>
    </style:style>
    <style:style style:name="P13" style:family="paragraph" style:parent-style-name="Standard" style:list-style-name="L12">
      <style:text-properties fo:color="#ff3333" officeooo:rsid="000f49c5" officeooo:paragraph-rsid="000f49c5" fo:background-color="#ffffff"/>
    </style:style>
    <style:style style:name="P14" style:family="paragraph" style:parent-style-name="Standard" style:list-style-name="L3">
      <style:text-properties fo:color="#ff3333" officeooo:rsid="000d1b44" officeooo:paragraph-rsid="000d1b44"/>
    </style:style>
    <style:style style:name="P15" style:family="paragraph" style:parent-style-name="Standard" style:list-style-name="L9">
      <style:text-properties fo:color="#ff3333" officeooo:rsid="000d1b44" officeooo:paragraph-rsid="000d1b44"/>
    </style:style>
    <style:style style:name="P16" style:family="paragraph" style:parent-style-name="Standard" style:list-style-name="L13">
      <style:text-properties fo:color="#ff3333" officeooo:rsid="000f49c5" officeooo:paragraph-rsid="000f49c5"/>
    </style:style>
    <style:style style:name="P17" style:family="paragraph" style:parent-style-name="Standard">
      <style:text-properties officeooo:rsid="000d1b44" officeooo:paragraph-rsid="000f49c5"/>
    </style:style>
    <style:style style:name="P18" style:family="paragraph" style:parent-style-name="Standard">
      <style:text-properties officeooo:rsid="000f49c5" officeooo:paragraph-rsid="000f49c5"/>
    </style:style>
    <style:style style:name="P19" style:family="paragraph" style:parent-style-name="Text_20_body">
      <style:text-properties officeooo:rsid="000d1b44" officeooo:paragraph-rsid="000d1b44"/>
    </style:style>
    <style:style style:name="P20" style:family="paragraph" style:parent-style-name="Text_20_body" style:list-style-name="L5">
      <style:text-properties officeooo:rsid="000d1b44" officeooo:paragraph-rsid="000d1b44"/>
    </style:style>
    <style:style style:name="P21" style:family="paragraph" style:parent-style-name="Text_20_body" style:list-style-name="L6">
      <style:text-properties officeooo:rsid="000d1b44" officeooo:paragraph-rsid="000d1b44"/>
    </style:style>
    <style:style style:name="P22" style:family="paragraph" style:parent-style-name="Text_20_body" style:list-style-name="L7">
      <style:text-properties officeooo:rsid="000d1b44" officeooo:paragraph-rsid="000d1b44"/>
    </style:style>
    <style:style style:name="P23" style:family="paragraph" style:parent-style-name="Text_20_body" style:list-style-name="L10">
      <style:text-properties officeooo:rsid="000d1b44" officeooo:paragraph-rsid="000d1b44"/>
    </style:style>
    <style:style style:name="P24" style:family="paragraph" style:parent-style-name="Text_20_body" style:list-style-name="L15">
      <style:text-properties officeooo:rsid="000d1b44" officeooo:paragraph-rsid="000f49c5"/>
    </style:style>
    <style:style style:name="P25" style:family="paragraph" style:parent-style-name="Text_20_body" style:list-style-name="L16">
      <style:text-properties officeooo:rsid="000d1b44" officeooo:paragraph-rsid="000f49c5"/>
    </style:style>
    <style:style style:name="P26" style:family="paragraph" style:parent-style-name="Text_20_body" style:list-style-name="L17">
      <style:text-properties officeooo:rsid="000d1b44" officeooo:paragraph-rsid="000f49c5"/>
    </style:style>
    <style:style style:name="P27" style:family="paragraph" style:parent-style-name="Text_20_body">
      <style:text-properties officeooo:rsid="000d1b44" officeooo:paragraph-rsid="000f49c5"/>
    </style:style>
    <style:style style:name="P28" style:family="paragraph" style:parent-style-name="Text_20_body" style:list-style-name="L6">
      <style:text-properties officeooo:rsid="000e4ee3" officeooo:paragraph-rsid="000e4ee3"/>
    </style:style>
    <style:style style:name="P29" style:family="paragraph" style:parent-style-name="Text_20_body" style:list-style-name="L7">
      <style:text-properties officeooo:rsid="000e4ee3" officeooo:paragraph-rsid="000e4ee3"/>
    </style:style>
    <style:style style:name="P30" style:family="paragraph" style:parent-style-name="Text_20_body" style:list-style-name="L16">
      <style:text-properties officeooo:rsid="000e4ee3" officeooo:paragraph-rsid="000f49c5"/>
    </style:style>
    <style:style style:name="P31" style:family="paragraph" style:parent-style-name="Text_20_body" style:list-style-name="L17">
      <style:text-properties officeooo:rsid="000e4ee3" officeooo:paragraph-rsid="000f49c5"/>
    </style:style>
    <style:style style:name="P32" style:family="paragraph" style:parent-style-name="Text_20_body">
      <style:text-properties officeooo:paragraph-rsid="000f49c5"/>
    </style:style>
    <style:style style:name="P33" style:family="paragraph" style:parent-style-name="Text_20_body" style:list-style-name="L11">
      <style:paragraph-properties fo:margin-top="0cm" fo:margin-bottom="0cm" style:contextual-spacing="false"/>
      <style:text-properties officeooo:rsid="000e4ee3" officeooo:paragraph-rsid="000e4ee3"/>
    </style:style>
    <style:style style:name="P34" style:family="paragraph" style:parent-style-name="Heading_20_1">
      <style:text-properties officeooo:rsid="000d1b44" officeooo:paragraph-rsid="000d1b44"/>
    </style:style>
    <style:style style:name="P35" style:family="paragraph" style:parent-style-name="Heading_20_1">
      <style:text-properties officeooo:paragraph-rsid="000d1b44"/>
    </style:style>
    <style:style style:name="P36" style:family="paragraph" style:parent-style-name="Heading_20_1">
      <style:text-properties officeooo:paragraph-rsid="000f49c5"/>
    </style:style>
    <style:style style:name="P37" style:family="paragraph" style:parent-style-name="Heading_20_2">
      <style:text-properties officeooo:rsid="000d1b44" officeooo:paragraph-rsid="000d1b44"/>
    </style:style>
    <style:style style:name="P38" style:family="paragraph" style:parent-style-name="Heading_20_2">
      <style:text-properties officeooo:rsid="000d1b44" officeooo:paragraph-rsid="000f49c5"/>
    </style:style>
    <style:style style:name="P39" style:family="paragraph" style:parent-style-name="Heading_20_2">
      <style:text-properties officeooo:paragraph-rsid="000f49c5"/>
    </style:style>
    <style:style style:name="P40" style:family="paragraph" style:parent-style-name="Heading_20_2">
      <style:text-properties officeooo:rsid="000f49c5" officeooo:paragraph-rsid="000f49c5"/>
    </style:style>
    <style:style style:name="T1" style:family="text">
      <style:text-properties officeooo:rsid="000d1b44"/>
    </style:style>
    <style:style style:name="T2" style:family="text">
      <style:text-properties officeooo:rsid="000f49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2<text:span text:style-name="T2">9</text:span>/10/1<text:span text:style-name="T1">4</text:span></text:h>
      <text:h text:style-name="P40" text:outline-level="2">COMMENTS &amp; SUGGESTIONS</text:h>
      <text:p text:style-name="P17"/>
      <text:p text:style-name="P17">MATLAB IMPLEMENTATION</text:p>
      <text:list xml:id="list8489368788669940581" text:style-name="L1">
        <text:list-item>
          <text:p text:style-name="P9">simulation slows down at the end which can be an advantage (e.g. in robotics)</text:p>
        </text:list-item>
      </text:list>
      <text:p text:style-name="P17"/>
      <text:list xml:id="list2666154948807683089" text:style-name="L12">
        <text:list-item>
          <text:p text:style-name="P13">normalise to get global behaviour of the whole system as opposed to local behaviour of each joint</text:p>
        </text:list-item>
      </text:list>
      <text:p text:style-name="P17"/>
      <text:p text:style-name="P17">OPENGL</text:p>
      <text:list xml:id="list9121838848816932988" text:style-name="L13">
        <text:list-item>
          <text:p text:style-name="P16">add simulation time (not rendering)</text:p>
        </text:list-item>
        <text:list-item>
          <text:p text:style-name="P16">change to quads and circles</text:p>
        </text:list-item>
        <text:list-item>
          <text:p text:style-name="P16">add trace</text:p>
        </text:list-item>
        <text:list-item>
          <text:p text:style-name="P16">change colours</text:p>
        </text:list-item>
      </text:list>
      <text:p text:style-name="P17"/>
      <text:p text:style-name="P18">OTHER</text:p>
      <text:list xml:id="list7631319584877683640" text:style-name="L14">
        <text:list-item>
          <text:p text:style-name="P10">systems are task dependent so favouring the movement of selected joints is reasonable</text:p>
        </text:list-item>
      </text:list>
      <text:h text:style-name="P39" text:outline-level="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1" text:outline-level="1"><text:soft-page-break/></text:h>
      <text:h text:style-name="Heading_20_1" text:outline-level="1">28/10/1<text:span text:style-name="T1">4</text:span></text:h>
      <text:h text:style-name="Heading_20_2" text:outline-level="2">IMPROVEMENTS THIS WEEK</text:h>
      <text:p text:style-name="P1"/>
      <text:p text:style-name="P1">MATLAB IMPLEMENTATION</text:p>
      <text:list xml:id="list105635237278578" text:continue-list="list8489368788669940581" text:style-name="L1">
        <text:list-item>
          <text:p text:style-name="P5">works with any number of limbs</text:p>
        </text:list-item>
        <text:list-item>
          <text:p text:style-name="P5">uses pseudoinverse/transpose Jacobian</text:p>
        </text:list-item>
        <text:list-item>
          <text:p text:style-name="P5">graphic display</text:p>
        </text:list-item>
      </text:list>
      <text:p text:style-name="P1"/>
      <text:list xml:id="list178194468588085726" text:style-name="L2">
        <text:list-item>
          <text:p text:style-name="P11">no constraints</text:p>
        </text:list-item>
        <text:list-item>
          <text:p text:style-name="P11">problems when reaching outside the circle</text:p>
        </text:list-item>
        <text:list-item>
          <text:p text:style-name="P11">can be slow</text:p>
        </text:list-item>
        <text:list-item>
          <text:p text:style-name="P11">tends to favour movement of certain limbs</text:p>
        </text:list-item>
      </text:list>
      <text:p text:style-name="P1"/>
      <text:p text:style-name="P1">OPENGL</text:p>
      <text:list xml:id="list4079204263367649023" text:style-name="L3">
        <text:list-item>
          <text:p text:style-name="P6">added chain class with bones and joints</text:p>
        </text:list-item>
        <text:list-item>
          <text:p text:style-name="P6">added user input (mouse capture)</text:p>
        </text:list-item>
      </text:list>
      <text:p text:style-name="P2"/>
      <text:list xml:id="list105633959101228" text:continue-numbering="true" text:style-name="L3">
        <text:list-item>
          <text:p text:style-name="P14">2D</text:p>
        </text:list-item>
      </text:list>
      <text:p text:style-name="P1"/>
      <text:p text:style-name="P1">BOTH</text:p>
      <text:list xml:id="list2656763673633377980" text:style-name="L4">
        <text:list-item>
          <text:p text:style-name="P7">use relative angles</text:p>
        </text:list-item>
      </text:list>
      <text:h text:style-name="Heading_20_2" text:outline-level="2">TO DO NEXT</text:h>
      <text:p text:style-name="P3">MATLAB <text:s/>IMPLEMENTATION</text:p>
      <text:list xml:id="list5618042511202008623" text:style-name="L5">
        <text:list-item>
          <text:p text:style-name="P20">fix current problems<text:line-break/> </text:p>
        </text:list-item>
      </text:list>
      <text:p text:style-name="P3">OPENGL</text:p>
      <text:list xml:id="list8856608396619310545" text:style-name="L6">
        <text:list-item>
          <text:p text:style-name="P21">import a 3D model</text:p>
        </text:list-item>
        <text:list-item>
          <text:p text:style-name="P28">change viewpoint in OpenGL</text:p>
        </text:list-item>
      </text:list>
      <text:h text:style-name="P37" text:outline-level="2">QUESTIONS</text:h>
      <text:list xml:id="list6663983569881005948" text:style-name="L7">
        <text:list-item>
          <text:p text:style-name="P22">Adding constraints</text:p>
          <text:p text:style-name="P29"/>
        </text:list-item>
      </text:list>
      <text:h text:style-name="Heading_20_2" text:outline-level="2"/>
      <text:p text:style-name="Text_20_body"/>
      <text:p text:style-name="Text_20_body"/>
      <text:p text:style-name="Text_20_body"/>
      <text:p text:style-name="Text_20_body"><text:soft-page-break/></text:p>
      <text:p text:style-name="P1"/>
      <text:h text:style-name="P34" text:outline-level="1">21/10/14</text:h>
      <text:p text:style-name="P4"/>
      <text:h text:style-name="P35" text:outline-level="1">IMPROVEMENTS THIS WEEK</text:h>
      <text:p text:style-name="P1"/>
      <text:p text:style-name="P1">MATLAB IMPLEMENTATION</text:p>
      <text:list xml:id="list105633460658557" text:continue-list="list105635237278578" text:style-name="L1">
        <text:list-item>
          <text:p text:style-name="P5">first attemp to solve the problem</text:p>
        </text:list-item>
      </text:list>
      <text:p text:style-name="P1"/>
      <text:list xml:id="list7305080246828088909" text:style-name="L8">
        <text:list-item>
          <text:p text:style-name="P12">uses forward instead of inverse kinematics</text:p>
        </text:list-item>
      </text:list>
      <text:p text:style-name="P1"/>
      <text:p text:style-name="P1">OPENGL</text:p>
      <text:list xml:id="list1819024916037897240" text:style-name="L9">
        <text:list-item>
          <text:p text:style-name="P8">basic framework</text:p>
        </text:list-item>
        <text:list-item>
          <text:p text:style-name="P8">drawing basic primitives (triangles, squares, lines)</text:p>
        </text:list-item>
      </text:list>
      <text:p text:style-name="P2"/>
      <text:list xml:id="list105634235567393" text:continue-numbering="true" text:style-name="L9">
        <text:list-item>
          <text:p text:style-name="P15">not efficient</text:p>
        </text:list-item>
        <text:list-item>
          <text:p text:style-name="P15">in 2D</text:p>
        </text:list-item>
      </text:list>
      <text:p text:style-name="P2"/>
      <text:h text:style-name="P34" text:outline-level="1">TO DO NEXT</text:h>
      <text:p text:style-name="P3">MATLAB <text:s/>IMPLEMENTATION</text:p>
      <text:list xml:id="list2321526345680458507" text:style-name="L10">
        <text:list-item>
          <text:p text:style-name="P23">fix current problems<text:line-break/> </text:p>
        </text:list-item>
      </text:list>
      <text:p text:style-name="P3">OPENGL</text:p>
      <text:list xml:id="list8970883850563695660" text:style-name="L11">
        <text:list-item>
          <text:p text:style-name="P33">add clicks</text:p>
        </text:list-item>
        <text:list-item>
          <text:p text:style-name="P33">MatLab → C++</text:p>
        </text:list-item>
        <text:list-item>
          <text:p text:style-name="P33">data structures in OpenGL</text:p>
        </text:list-item>
        <text:list-item>
          <text:p text:style-name="P33">GUI</text:p>
        </text:list-item>
        <text:list-item>
          <text:p text:style-name="P33">constraints</text:p>
        </text:list-item>
        <text:list-item>
          <text:p text:style-name="P33">2D → 3D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5:47:19.361799778</meta:creation-date>
    <dc:date>2014-10-29T10:56:32.656145269</dc:date>
    <meta:editing-duration>PT3M20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3" meta:paragraph-count="57" meta:word-count="229" meta:character-count="1259" meta:non-whitespace-character-count="1116"/>
  </office:meta>
</office:document-meta>
</file>